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ohit Devanagari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Lohit Devanagari" fo:language="en" fo:country="US"/>
    </style:style>
    <style:style style:name="P4" style:family="paragraph" style:parent-style-name="Text_20_body" style:list-style-name="L1">
      <style:text-properties style:font-name="Lohit Devanagari" fo:language="en" fo:country="US"/>
    </style:style>
    <style:style style:name="P5" style:family="paragraph" style:parent-style-name="Text_20_body" style:list-style-name="L2">
      <style:text-properties style:font-name="Lohit Devanagari" fo:language="en" fo:country="US"/>
    </style:style>
    <style:style style:name="P6" style:family="paragraph" style:parent-style-name="Text_20_body" style:list-style-name="L3">
      <style:text-properties style:font-name="Lohit Devanagari" fo:language="en" fo:country="US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Lohit Devanagari" fo:language="en" fo:country="US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Lohit Devanagari" fo:language="en" fo:country="US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Lohit Devanagari" fo:language="en" fo:country="US"/>
    </style:style>
    <style:style style:name="P10" style:family="paragraph" style:parent-style-name="Heading_20_2">
      <style:text-properties style:font-name="Lohit Devanagari" fo:language="en" fo:country="US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style:font-name="Lohit Devanagari" fo:language="en" fo:country="US"/>
    </style:style>
    <style:style style:name="P13" style:family="paragraph" style:parent-style-name="Preformatted_20_Text">
      <style:text-properties style:font-name="Lohit Devanagari"/>
    </style:style>
    <style:style style:name="P14" style:family="paragraph" style:parent-style-name="Preformatted_20_Text">
      <style:text-properties style:font-name="Lohit Devanagari" fo:language="en" fo:country="US"/>
    </style:style>
    <style:style style:name="P15" style:family="paragraph" style:parent-style-name="Preformatted_20_Text">
      <style:paragraph-properties fo:margin-top="0cm" fo:margin-bottom="0.499cm" style:contextual-spacing="false"/>
      <style:text-properties fo:language="en" fo:country="US"/>
    </style:style>
    <style:style style:name="P16" style:family="paragraph" style:parent-style-name="Preformatted_20_Text">
      <style:paragraph-properties fo:margin-top="0cm" fo:margin-bottom="0.499cm" style:contextual-spacing="false"/>
      <style:text-properties style:font-name="Lohit Devanagari"/>
    </style:style>
    <style:style style:name="P17" style:family="paragraph" style:parent-style-name="Preformatted_20_Text">
      <style:paragraph-properties fo:margin-top="0cm" fo:margin-bottom="0.499cm" style:contextual-spacing="false"/>
      <style:text-properties style:font-name="Lohit Devanagari" fo:language="en" fo:country="US"/>
    </style:style>
    <style:style style:name="P18" style:family="paragraph" style:parent-style-name="Heading_20_3">
      <style:text-properties style:font-name="Lohit Devanagari"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Arial Black" fo:language="en" fo:country="US"/>
    </style:style>
    <style:style style:name="T3" style:family="text">
      <style:text-properties style:font-name="Lohit Devanagari" fo:language="en" fo:country="US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main">
        <text:section text:style-name="Sect1" text:name="container">
          <text:section text:style-name="Sect1" text:name="content">
            <text:section text:style-name="Sect2" text:name="page">
              <text:section text:style-name="Sect2" text:name="Section1">
                <text:h text:style-name="P12" text:outline-level="1"><text:bookmark text:name="ZFS_Virtual_Devices_.28ZFS_VDEVs.29"/>ZFS Virtual Devices (ZFS VDEVs)</text:h>
                <text:p text:style-name="P3"><text:bookmark text:name="line-18"/><text:bookmark text:name="line-19"/>A VDEV is a meta-device that can represent one or more devices. ZFS supports <text:bookmark text:name="line-20"/>7 different types of VDEV: <text:bookmark text:name="line-21"/><text:bookmark text:name="line-22"/></text:p>
                <text:list xml:id="list2277069235493964838" text:style-name="L1">
                  <text:list-item>
                    <text:p text:style-name="P7">File - a pre-allocated file <text:bookmark text:name="line-23"/></text:p>
                  </text:list-item>
                  <text:list-item>
                    <text:p text:style-name="P7">Physical Drive (HDD, SDD, PCIe NVME, etc) <text:bookmark text:name="line-24"/></text:p>
                  </text:list-item>
                  <text:list-item>
                    <text:p text:style-name="P7">Mirror - a standard RAID1 mirror <text:bookmark text:name="line-25"/></text:p>
                  </text:list-item>
                  <text:list-item>
                    <text:p text:style-name="P7">ZFS software raidz1, raidz2, raidz3 'distributed' parity based RAID <text:bookmark text:name="line-26"/></text:p>
                  </text:list-item>
                  <text:list-item>
                    <text:p text:style-name="P7">Hot Spare - hot spare for ZFS software raid. <text:bookmark text:name="line-27"/></text:p>
                  </text:list-item>
                  <text:list-item>
                    <text:p text:style-name="P7">Cache - a device for level 2 adaptive read cache (ZFS L2ARC) <text:bookmark text:name="line-28"/></text:p>
                  </text:list-item>
                  <text:list-item>
                    <text:p text:style-name="P4">Log - ZFS Intent Log (ZFS ZIL) <text:bookmark text:name="line-29"/><text:bookmark text:name="line-30"/></text:p>
                  </text:list-item>
                </text:list>
                <text:p text:style-name="P3">VDEVS are dynamically striped by ZFS. A device can be added to a VDEV, but cannot <text:bookmark text:name="line-31"/>be removed from it. <text:bookmark text:name="line-32"/><text:bookmark text:name="line-33"/></text:p>
                <text:h text:style-name="P10" text:outline-level="2"><text:bookmark text:name="ZFS_Pools"/>ZFS Pools</text:h>
                <text:p text:style-name="P3"><text:bookmark text:name="line-34"/><text:bookmark text:name="line-35"/>A zpool is a pool of storage made from a collection of VDEVS. One or more <text:bookmark text:name="line-36"/>ZFS file systems can be created from a ZFS pool. <text:bookmark text:name="line-37"/><text:bookmark text:name="line-38"/></text:p>
                <text:p text:style-name="P3">In the following example, a pool named "pool-test" is created from 3 <text:bookmark text:name="line-39"/>physical drives: <text:bookmark text:name="line-40"/><text:bookmark text:name="line-41"/></text:p>
                <text:p text:style-name="P17"><text:bookmark text:name="line-42"/><text:bookmark text:name="line-43"/><text:bookmark text:name="line-1-1"/>$ sudo zpool create pool-test /dev/sdb /dev/sdc /dev/sdd</text:p>
                <text:p text:style-name="P3"><text:bookmark text:name="line-44"/><text:bookmark text:name="line-45"/>Striping is performed dynamically, so this creates a zero redundancy RAID-0 <text:bookmark text:name="line-46"/>pool. <text:bookmark text:name="line-47"/><text:bookmark text:name="line-48"/></text:p>
                <text:p text:style-name="Text_20_body"><text:span text:style-name="Strong_20_Emphasis"><text:span text:style-name="T3">Notice:</text:span></text:span><text:span text:style-name="T3"> If you are managing many devices, it can be easy to confuse them, so </text:span><text:bookmark text:name="line-49"/><text:span text:style-name="T3">you should probably prefer /dev/disk/by-id/ names, which often use serial numbers </text:span><text:bookmark text:name="line-50"/><text:span text:style-name="T3">of drives. The examples here should not suggest that 'sd_' names are </text:span><text:soft-page-break/><text:span text:style-name="T3">preferred. </text:span><text:bookmark text:name="line-51"/><text:span text:style-name="T3">They merely make examples herein easier to read. </text:span><text:bookmark text:name="line-52"/><text:bookmark text:name="line-53"/></text:p>
                <text:p text:style-name="P3">One can see the status of the pool using the following command: <text:bookmark text:name="line-54"/><text:bookmark text:name="line-55"/></text:p>
                <text:p text:style-name="P17"><text:bookmark text:name="line-56"/><text:bookmark text:name="line-57"/><text:bookmark text:name="line-1-2"/>$ sudo zpool status pool-test</text:p>
                <text:p text:style-name="P3"><text:bookmark text:name="line-58"/><text:bookmark text:name="line-59"/>...and destroy it using: <text:bookmark text:name="line-60"/><text:bookmark text:name="line-61"/></text:p>
                <text:p text:style-name="P17"><text:bookmark text:name="line-62"/><text:bookmark text:name="line-63"/><text:bookmark text:name="line-1-3"/>$ sudo zpool destroy pool-test</text:p>
                <text:h text:style-name="P18" text:outline-level="3"><text:bookmark text:name="line-64"/><text:bookmark text:name="line-65"/><text:bookmark text:name="A_2_x_2_mirrored_zpool_example"/>A 2 x 2 mirrored zpool example</text:h>
                <text:p text:style-name="P3"><text:bookmark text:name="line-66"/><text:bookmark text:name="line-67"/>The following example, we create a zpool containing a VDEV of 2 drives in a mirror: <text:bookmark text:name="line-68"/><text:bookmark text:name="line-69"/></text:p>
                <text:p text:style-name="P17"><text:bookmark text:name="line-70"/><text:bookmark text:name="line-71"/><text:bookmark text:name="line-1-4"/>$ sudo zpool create mypool mirror /dev/sdc /dev/sdd</text:p>
                <text:p text:style-name="P3"><text:bookmark text:name="line-72"/><text:bookmark text:name="line-73"/>next, we add another VDEV of 2 drives in a mirror to the pool: <text:bookmark text:name="line-74"/><text:bookmark text:name="line-75"/></text:p>
                <text:p text:style-name="P14"><text:bookmark text:name="line-80"/><text:bookmark text:name="line-84"/><text:bookmark text:name="line-76"/><text:bookmark text:name="line-77"/><text:bookmark text:name="line-78"/><text:bookmark text:name="line-79"/><text:bookmark text:name="line-81"/><text:bookmark text:name="line-82"/><text:bookmark text:name="line-83"/><text:bookmark text:name="line-86"/><text:bookmark text:name="line-87"/><text:bookmark text:name="line-89"/><text:bookmark text:name="line-90"/><text:bookmark text:name="line-91"/><text:bookmark text:name="line-92"/><text:bookmark text:name="line-1-5"/><text:bookmark text:name="line-88"/><text:bookmark text:name="line-85"/>$ sudo zpool add mypool mirror /dev/sde /dev/sdf -f</text:p>
                <text:p text:style-name="P13"><text:bookmark text:name="line-210"/></text:p>
                <text:p text:style-name="P14"><text:bookmark text:name="line-310"/>$ sudo zpool status</text:p>
                <text:p text:style-name="P13"><text:bookmark text:name="line-410"/><text:s text:c="2"/><text:span text:style-name="T1">pool: mypool</text:span></text:p>
                <text:p text:style-name="P13"><text:bookmark text:name="line-510"/><text:s/><text:span text:style-name="T1">state: ONLINE</text:span></text:p>
                <text:p text:style-name="P13"><text:bookmark text:name="line-610"/><text:s text:c="2"/><text:span text:style-name="T1">scan: none requested</text:span></text:p>
                <text:p text:style-name="P14"><text:bookmark text:name="line-710"/>config:</text:p>
                <text:p text:style-name="P13"><text:bookmark text:name="line-810"/></text:p>
                <text:p text:style-name="P13"><text:bookmark text:name="line-93"/><text:s text:c="8"/><text:span text:style-name="T1">NAME <text:s text:c="7"/>STATE <text:s text:c="4"/>READ WRITE CKSUM</text:span></text:p>
                <text:p text:style-name="P13"><text:bookmark text:name="line-101"/><text:s text:c="8"/><text:span text:style-name="T1">mypool <text:s text:c="5"/>ONLINE <text:s text:c="6"/>0 <text:s text:c="4"/>0 <text:s text:c="4"/>0</text:span></text:p>
                <text:p text:style-name="P13"><text:bookmark text:name="line-112"/><text:s text:c="10"/><text:span text:style-name="T1">mirror-0 <text:s/>ONLINE <text:s text:c="6"/>0 <text:s text:c="4"/>0 <text:s text:c="4"/>0</text:span></text:p>
                <text:p text:style-name="P13"><text:bookmark text:name="line-121"/><text:s text:c="12"/><text:span text:style-name="T1">sdc <text:s text:c="4"/>ONLINE <text:s text:c="6"/>0 <text:s text:c="4"/>0 <text:s text:c="4"/>0</text:span></text:p>
                <text:p text:style-name="P13"><text:bookmark text:name="line-131"/><text:s text:c="12"/><text:span text:style-name="T1">sdd <text:s text:c="4"/>ONLINE <text:s text:c="6"/>0 <text:s text:c="4"/>0 <text:s text:c="4"/>0</text:span></text:p>
                <text:p text:style-name="P13"><text:bookmark text:name="line-141"/><text:s text:c="10"/><text:span text:style-name="T1">mirror-1 <text:s/>ONLINE <text:s text:c="6"/>0 <text:s text:c="4"/>0 <text:s text:c="4"/>0</text:span></text:p>
                <text:p text:style-name="P13"><text:bookmark text:name="line-151"/><text:s text:c="12"/><text:span text:style-name="T1">sde <text:s text:c="4"/>ONLINE <text:s text:c="6"/>0 <text:s text:c="4"/>0 <text:s text:c="4"/>0</text:span></text:p>
                <text:p text:style-name="P16"><text:bookmark text:name="line-161"/><text:s text:c="12"/><text:span text:style-name="T1">sdf <text:s text:c="4"/>ONLINE <text:s text:c="6"/>0 <text:s text:c="4"/>0 <text:s text:c="4"/>0</text:span></text:p>
                <text:p text:style-name="P3"><text:bookmark text:name="line-931"/><text:bookmark text:name="line-94"/>In this example: <text:bookmark text:name="line-95"/></text:p>
                <text:list xml:id="list4685918644521054465" text:style-name="L2">
                  <text:list-item>
                    <text:p text:style-name="P8">/dev/sdc, /dev/sdd, /dev/sde, /dev/sdf are the physical devices <text:bookmark text:name="line-96"/></text:p>
                  </text:list-item>
                  <text:list-item>
                    <text:p text:style-name="P8">mirror-0, mirror-1 are the VDEVs <text:bookmark text:name="line-97"/></text:p>
                  </text:list-item>
                  <text:list-item>
                    <text:p text:style-name="P5">mypool is the pool <text:bookmark text:name="line-98"/><text:bookmark text:name="line-99"/></text:p>
                  </text:list-item>
                </text:list>
                <text:p text:style-name="P3"><text:soft-page-break/>here are plenty of other ways to arrange VDEVs to create a zpool. <text:bookmark text:name="line-100"/><text:bookmark text:name="line-1011"/></text:p>
                <text:h text:style-name="P18" text:outline-level="3"><text:bookmark text:name="A_single_file_based_zpool_example"/>A single file based zpool example</text:h>
                <text:p text:style-name="P3"><text:bookmark text:name="line-102"/><text:bookmark text:name="line-103"/>In the following example, we use a single 2GB file as a VDEV and make a zpool from just this one VDEV: <text:bookmark text:name="line-104"/><text:bookmark text:name="line-105"/></text:p>
                <text:p text:style-name="P14"><text:bookmark text:name="line-106"/><text:bookmark text:name="line-107"/><text:bookmark text:name="line-108"/><text:bookmark text:name="line-109"/><text:bookmark text:name="line-110"/><text:bookmark text:name="line-1111"/><text:bookmark text:name="line-1121"/><text:bookmark text:name="line-113"/><text:bookmark text:name="line-114"/><text:bookmark text:name="line-115"/><text:bookmark text:name="line-116"/><text:bookmark text:name="line-117"/><text:bookmark text:name="line-1-6"/>$ dd if=/dev/zero of=example.img bs=1M count=2048</text:p>
                <text:p text:style-name="P14"><text:bookmark text:name="line-2-1"/>$ sudo zpool create pool-test /home/user/example.img</text:p>
                <text:p text:style-name="P14"><text:bookmark text:name="line-3-1"/>$ sudo zpool status</text:p>
                <text:p text:style-name="P13"><text:bookmark text:name="line-4-1"/><text:s text:c="2"/><text:span text:style-name="T1">pool: pool-test</text:span></text:p>
                <text:p text:style-name="P13"><text:bookmark text:name="line-5-1"/><text:s/><text:span text:style-name="T1">state: ONLINE</text:span></text:p>
                <text:p text:style-name="P13"><text:bookmark text:name="line-6-1"/><text:s text:c="2"/><text:span text:style-name="T1">scan: none requested</text:span></text:p>
                <text:p text:style-name="P14"><text:bookmark text:name="line-7-1"/>config:</text:p>
                <text:p text:style-name="P13"><text:bookmark text:name="line-8-1"/></text:p>
                <text:p text:style-name="P13"><text:bookmark text:name="line-9-1"/><text:s text:c="8"/><text:span text:style-name="T1">NAME <text:s text:c="21"/>STATE <text:s text:c="4"/>READ WRITE CKSUM</text:span></text:p>
                <text:p text:style-name="P13"><text:bookmark text:name="line-10-1"/><text:s text:c="8"/><text:span text:style-name="T1">pool-test <text:s text:c="16"/>ONLINE <text:s text:c="6"/>0 <text:s text:c="4"/>0 <text:s text:c="4"/>0</text:span></text:p>
                <text:p text:style-name="P16"><text:bookmark text:name="line-11-1"/><text:s text:c="10"/><text:span text:style-name="T1">/home/user/example.img <text:s/>ONLINE <text:s text:c="6"/>0 <text:s text:c="4"/>0 <text:s text:c="4"/>0</text:span></text:p>
                <text:p text:style-name="P3"><text:bookmark text:name="line-118"/><text:bookmark text:name="line-119"/>In this example: <text:bookmark text:name="line-120"/></text:p>
                <text:list xml:id="list6808614989340072402" text:style-name="L3">
                  <text:list-item>
                    <text:p text:style-name="P9">/home/user/example.img is a file based VDEV <text:bookmark text:name="line-1211"/></text:p>
                  </text:list-item>
                  <text:list-item>
                    <text:p text:style-name="P6">pool-test is the pool <text:bookmark text:name="line-122"/><text:bookmark text:name="line-123"/></text:p>
                  </text:list-item>
                </text:list>
                <text:h text:style-name="P10" text:outline-level="2"><text:bookmark text:name="RAID"/>RAID</text:h>
                <text:p text:style-name="P3"><text:bookmark text:name="line-124"/><text:bookmark text:name="line-125"/>ZFS offers different RAID options: <text:bookmark text:name="line-126"/><text:bookmark text:name="line-127"/></text:p>
                <text:h text:style-name="P18" text:outline-level="3"><text:bookmark text:name="Striped_VDEVS"/>Striped VDEVS</text:h>
                <text:p text:style-name="P3"><text:bookmark text:name="line-128"/><text:bookmark text:name="line-129"/>This is equivalent to RAID0. This has no parity and no mirroring to rebuild the data. This is not recommended because of the risk of losing data if a drive fails. Example, creating a striped pool using 4 VDEVs: <text:bookmark text:name="line-130"/><text:bookmark text:name="line-1311"/></text:p>
                <text:p text:style-name="P17"><text:bookmark text:name="line-132"/><text:bookmark text:name="line-133"/><text:bookmark text:name="line-1-7"/>$ sudo zpool create example /dev/sdb /dev/sdc /dev/sdd /dev/sde</text:p>
                <text:h text:style-name="P18" text:outline-level="3"><text:bookmark text:name="line-134"/><text:bookmark text:name="line-135"/><text:bookmark text:name="Mirrored_VDEVs"/>Mirrored VDEVs</text:h>
                <text:p text:style-name="P3"><text:bookmark text:name="line-136"/><text:bookmark text:name="line-137"/>Much like RAID1, one can use 2 or more VDEVs. For N VDEVs, one will have to <text:soft-page-break/>have N-1 fail before data is lost. Example, creating mirrored pool with 2 VDEVs <text:bookmark text:name="line-138"/><text:bookmark text:name="line-139"/></text:p>
                <text:p text:style-name="P3">$ sudo zpool create example mirror /dev/sdb /dev/sdc <text:bookmark text:name="line-140"/><text:bookmark text:name="line-1411"/></text:p>
                <text:h text:style-name="P18" text:outline-level="3"><text:bookmark text:name="Striped_Mirrored_VDEVs"/>Striped Mirrored VDEVs</text:h>
                <text:p text:style-name="P3"><text:bookmark text:name="line-142"/><text:bookmark text:name="line-143"/>Much like RAID10, great for small random read I/O. Create mirrored pairs and then stripe data over the mirrors. Example, creating striped 2 x 2 mirrored pool: <text:bookmark text:name="line-144"/><text:bookmark text:name="line-145"/></text:p>
                <text:p text:style-name="P17"><text:bookmark text:name="line-146"/><text:bookmark text:name="line-147"/><text:bookmark text:name="line-1-8"/>sudo zpool create example mirror /dev/sdb /dev/sdc mirror /dev/sdd /dev/sde</text:p>
                <text:p text:style-name="P3"><text:bookmark text:name="line-148"/><text:bookmark text:name="line-149"/>or: <text:bookmark text:name="line-150"/><text:bookmark text:name="line-1511"/></text:p>
                <text:p text:style-name="P14"><text:bookmark text:name="line-152"/><text:bookmark text:name="line-153"/><text:bookmark text:name="line-154"/><text:bookmark text:name="line-1-9"/>sudo zpool create example mirror /dev/sdb /dev/sdc</text:p>
                <text:p text:style-name="P17"><text:bookmark text:name="line-2-2"/>sudo zpool add example mirror /dev/sdd /dev/sde</text:p>
                <text:h text:style-name="P18" text:outline-level="3"><text:bookmark text:name="line-155"/><text:bookmark text:name="line-156"/><text:bookmark text:name="RAIDZ"/>RAIDZ</text:h>
                <text:p text:style-name="P3"><text:bookmark text:name="line-157"/><text:bookmark text:name="line-158"/>Like RAID5, this uses a variable width strip for parity. Allows one to get the most capacity out of a bunch of disks with parity checking with a sacrifice to some performance. Allows a single disk failure without losing data. Example, creating a 4 VDEV RAIDZ: <text:bookmark text:name="line-159"/><text:bookmark text:name="line-160"/></text:p>
                <text:p text:style-name="P17"><text:bookmark text:name="line-162"/><text:bookmark text:name="line-1-10"/><text:bookmark text:name="line-1611"/>$ sudo zpool create example raidz /dev/sdb /dev/sdc /dev/sdd /dev/sde</text:p>
                <text:h text:style-name="P18" text:outline-level="3"><text:bookmark text:name="line-163"/><text:bookmark text:name="line-164"/><text:bookmark text:name="RAIDZ2"/>RAIDZ2</text:h>
                <text:p text:style-name="P3"><text:bookmark text:name="line-165"/><text:bookmark text:name="line-166"/>Like RAID6, with double the parity for 2 disk failures with performance similar to RAIDZ. Example, create a 2 parity 5 VDEV pool: <text:bookmark text:name="line-167"/><text:bookmark text:name="line-168"/></text:p>
                <text:p text:style-name="P17"><text:bookmark text:name="line-1-11"/><text:bookmark text:name="line-169"/><text:bookmark text:name="line-170"/>$ sudo zpool create example raidz2 /dev/sdb /dev/sdc /dev/sdd /dev/sde /dev/sdf</text:p>
                <text:h text:style-name="P18" text:outline-level="3"><text:bookmark text:name="line-171"/><text:bookmark text:name="line-172"/><text:bookmark text:name="RAIDZ3"/>RAIDZ3</text:h>
                <text:p text:style-name="P3"><text:bookmark text:name="line-173"/><text:bookmark text:name="line-174"/>3 parity bits, allowing for 3 disk failures before losing data with performance like RAIDZ2 and RAIDZ. Example, create a 3 parity 6 VDEV pool: <text:bookmark text:name="line-175"/><text:bookmark text:name="line-176"/></text:p>
                <text:p text:style-name="P17"><text:bookmark text:name="line-178"/><text:bookmark text:name="line-1-12"/><text:bookmark text:name="line-177"/>$ sudo zpool create example raidz3 /dev/sdb /dev/sdc /dev/sdd /dev/sde /dev/sdf /dev/sdg</text:p>
                <text:h text:style-name="P18" text:outline-level="3"><text:bookmark text:name="line-179"/><text:bookmark text:name="line-180"/><text:bookmark text:name="Nested_RAIDZ"/><text:soft-page-break/>Nested RAIDZ</text:h>
                <text:p text:style-name="P3"><text:bookmark text:name="line-181"/><text:bookmark text:name="line-182"/>Like RAID50, RAID60, striped RAIDZ volumes. This is better performing than RAIDZ but at the cost of reducing capacity. Example, 2 x RAIDZ: <text:bookmark text:name="line-183"/><text:bookmark text:name="line-184"/></text:p>
                <text:p text:style-name="P14"><text:bookmark text:name="line-185"/><text:bookmark text:name="line-186"/><text:bookmark text:name="line-187"/><text:bookmark text:name="line-1-13"/>$ sudo zpool create example raidz /dev/sdb /dev/sdc /dev/sdd /dev/sde</text:p>
                <text:p text:style-name="P17"><text:bookmark text:name="line-2-3"/>$ sudo zpool add example raidz /dev/sdf /dev/sdg /dev/sdh /dev/sdi</text:p>
                <text:h text:style-name="P10" text:outline-level="2"><text:bookmark text:name="line-188"/><text:bookmark text:name="line-189"/><text:bookmark text:name="ZFS_Intent_Logs"/>ZFS Intent Logs</text:h>
                <text:p text:style-name="Text_20_body"><text:bookmark text:name="line-190"/><text:bookmark text:name="line-191"/><text:span text:style-name="T3">ZIL (ZFS Intent Log) drives can be added to a ZFS pool to speed up the </text:span><text:bookmark text:name="line-192"/><text:span text:style-name="T3">write capabilities of any level of ZFS RAID. One normally would use </text:span><text:bookmark text:name="line-193"/><text:span text:style-name="T3">a fast SSD for the ZIL. Conceptually, ZIL is a logging mechanism where data and metadata </text:span><text:bookmark text:name="line-194"/><text:span text:style-name="T3">to be the written is stored, then later flushed as a transactional write. In reality, the ZIL is </text:span><text:bookmark text:name="line-195"/><text:span text:style-name="T3">more complex than this and </text:span><text:a xlink:type="simple" xlink:href="http://nex7.blogspot.co.uk/2013/04/zfs-intent-log.html">described in detail here</text:a><text:span text:style-name="T3">. </text:span><text:bookmark text:name="line-196"/><text:span text:style-name="T3">One or more drives can be used for the ZIL. </text:span><text:bookmark text:name="line-197"/><text:bookmark text:name="line-198"/></text:p>
                <text:p text:style-name="P3">For example, to add a SSDs to the pool 'mypool', use: <text:bookmark text:name="line-199"/><text:bookmark text:name="line-200"/></text:p>
                <text:p text:style-name="P17"><text:bookmark text:name="line-201"/><text:bookmark text:name="line-202"/><text:bookmark text:name="line-1-14"/>$ sudo zpool add mypool log /dev/sdg -f</text:p>
                <text:h text:style-name="P10" text:outline-level="2"><text:bookmark text:name="line-203"/><text:bookmark text:name="line-204"/><text:bookmark text:name="ZFS_Cache_Drives"/>ZFS Cache Drives</text:h>
                <text:p text:style-name="P3"><text:bookmark text:name="line-205"/><text:bookmark text:name="line-206"/>Cache devices provide an additional layer of caching between main memory and disk. <text:bookmark text:name="line-207"/>They are especially useful to improve random-read performance of mainly static data. <text:bookmark text:name="line-208"/><text:bookmark text:name="line-209"/></text:p>
                <text:p text:style-name="P3">Fox example, to add a cache drive /dev/sdh to the pool 'mypool', use: <text:bookmark text:name="line-2101"/><text:bookmark text:name="line-211"/></text:p>
                <text:p text:style-name="P17"><text:bookmark text:name="line-212"/><text:bookmark text:name="line-213"/><text:bookmark text:name="line-1-15"/>$ sudo zpool add mypool cache /dev/sdh -f</text:p>
                <text:h text:style-name="P10" text:outline-level="2"><text:bookmark text:name="line-215"/><text:bookmark text:name="line-214"/><text:bookmark text:name="ZFS_file_systems"/><text:bookmark text:name="line-216"/>ZFS file systems</text:h>
                <text:p text:style-name="P3"><text:bookmark text:name="line-217"/><text:bookmark text:name="line-218"/>ZFS allows one to create a maximum of 2^64 file systems per pool. In the following <text:bookmark text:name="line-219"/>example, we create two file systems in the pool 'mypool': <text:bookmark text:name="line-220"/><text:bookmark text:name="line-221"/></text:p>
                <text:p text:style-name="P14"><text:bookmark text:name="line-223"/><text:bookmark text:name="line-222"/><text:bookmark text:name="line-1-16"/><text:bookmark text:name="line-224"/>sudo zfs create mypool/tmp</text:p>
                <text:p text:style-name="P17"><text:bookmark text:name="line-2-4"/><text:soft-page-break/>sudo zfs create mypool/projects</text:p>
                <text:p text:style-name="P3"><text:bookmark text:name="line-225"/><text:bookmark text:name="line-226"/>and to destroy a file system, use: <text:bookmark text:name="line-227"/><text:bookmark text:name="line-228"/></text:p>
                <text:p text:style-name="P17"><text:bookmark text:name="line-229"/><text:bookmark text:name="line-230"/><text:bookmark text:name="line-1-17"/>sudo zfs destroy mypool/tmp</text:p>
                <text:p text:style-name="P3"><text:bookmark text:name="line-231"/><text:bookmark text:name="line-232"/>Each ZFS file systems can have properties set, for example, setting a maximum <text:bookmark text:name="line-233"/>quota of 10 gigabytes: <text:bookmark text:name="line-234"/><text:bookmark text:name="line-235"/></text:p>
                <text:p text:style-name="P17"><text:bookmark text:name="line-236"/><text:bookmark text:name="line-237"/><text:bookmark text:name="line-1-18"/>sudo zfs set quota=10G mypool/projects</text:p>
                <text:p text:style-name="P3"><text:bookmark text:name="line-238"/><text:bookmark text:name="line-239"/>or adding using compression: <text:bookmark text:name="line-240"/><text:bookmark text:name="line-241"/></text:p>
                <text:p text:style-name="P17"><text:bookmark text:name="line-242"/><text:bookmark text:name="line-243"/><text:bookmark text:name="line-1-19"/>sudo zfs set compression=on mypool/projects</text:p>
                <text:h text:style-name="P10" text:outline-level="2"><text:bookmark text:name="line-244"/><text:bookmark text:name="line-245"/><text:bookmark text:name="ZFS_Snapshots"/>ZFS Snapshots</text:h>
                <text:p text:style-name="P3"><text:bookmark text:name="line-246"/><text:bookmark text:name="line-247"/>A ZFS snapshot is a read-only copy of ZFS file system or volume. It can be used <text:bookmark text:name="line-248"/>to save the state of a ZFS file system at a point of time, and one can roll back <text:bookmark text:name="line-249"/>to this state at a later date. One can even extract files from a snapshot and not <text:bookmark text:name="line-250"/>need to perform a complete roll back. <text:bookmark text:name="line-251"/><text:bookmark text:name="line-252"/></text:p>
                <text:p text:style-name="P3">In the following example, we snapshot the mypool/projects file system: <text:bookmark text:name="line-253"/><text:bookmark text:name="line-254"/></text:p>
                <text:p text:style-name="P17"><text:bookmark text:name="line-255"/><text:bookmark text:name="line-256"/><text:bookmark text:name="line-1-20"/>$ sudo zfs snapshot -r mypool/projects@snap1</text:p>
                <text:p text:style-name="P3"><text:bookmark text:name="line-257"/><text:bookmark text:name="line-258"/>..and we can see the collection of snapshots using: <text:bookmark text:name="line-259"/><text:bookmark text:name="line-260"/></text:p>
                <text:p text:style-name="P14"><text:bookmark text:name="line-261"/><text:bookmark text:name="line-262"/><text:bookmark text:name="line-263"/><text:bookmark text:name="line-264"/><text:bookmark text:name="line-1-21"/>$ sudo zfs list -t snapshot</text:p>
                <text:p text:style-name="P14"><text:bookmark text:name="line-2-5"/>NAME <text:s text:c="20"/>USED <text:s/>AVAIL <text:s/>REFER <text:s/>MOUNTPOINT</text:p>
                <text:p text:style-name="P17"><text:bookmark text:name="line-3-2"/>mypool/projects@snap1 <text:s text:c="2"/>8.80G <text:s text:c="5"/>- <text:s/>8.80G <text:s/>-</text:p>
                <text:p text:style-name="P3"><text:bookmark text:name="line-265"/><text:bookmark text:name="line-266"/>Now lets 'accidentally' destroy all the files and then roll back: <text:bookmark text:name="line-267"/><text:bookmark text:name="line-268"/></text:p>
                <text:p text:style-name="P14"><text:bookmark text:name="line-269"/><text:bookmark text:name="line-270"/><text:bookmark text:name="line-271"/><text:bookmark text:name="line-1-22"/>$ rm -rf /mypool/projects</text:p>
                <text:p text:style-name="P17"><text:bookmark text:name="line-2-6"/>$ sudo zfs rollback mypool/projects@snap1</text:p>
                <text:p text:style-name="P3"><text:bookmark text:name="line-272"/><text:bookmark text:name="line-273"/>One can remove a snapshot using the following: <text:bookmark text:name="line-274"/><text:bookmark text:name="line-275"/></text:p>
                <text:p text:style-name="P17"><text:bookmark text:name="line-276"/><text:bookmark text:name="line-277"/><text:bookmark text:name="line-1-23"/>$ sudo zfs destroy mypool/projects@snap1</text:p>
                <text:h text:style-name="P10" text:outline-level="2"><text:bookmark text:name="line-278"/><text:bookmark text:name="line-279"/><text:bookmark text:name="line-280"/><text:bookmark text:name="ZFS_Clones"/><text:soft-page-break/>ZFS Clones</text:h>
                <text:p text:style-name="P3"><text:bookmark text:name="line-281"/><text:bookmark text:name="line-282"/>A ZFS clone is a writeable copy of a file system with the initial content of the <text:bookmark text:name="line-283"/>clone being identical to the original file system. A ZFS clone can only be created <text:bookmark text:name="line-284"/>from a ZFS snapshot and the snapshot cannot be destroyed until the clones created <text:bookmark text:name="line-285"/>from it are also destroyed. <text:bookmark text:name="line-286"/><text:bookmark text:name="line-287"/></text:p>
                <text:p text:style-name="P3">For example, to clone mypool/projects, first make a snapshot and then clone: <text:bookmark text:name="line-288"/><text:bookmark text:name="line-289"/></text:p>
                <text:p text:style-name="P14"><text:bookmark text:name="line-290"/><text:bookmark text:name="line-292"/><text:bookmark text:name="line-1-24"/><text:bookmark text:name="line-291"/>$ sudo zfs snapshot -r mypool/projects@snap1</text:p>
                <text:p text:style-name="P17"><text:bookmark text:name="line-2-7"/>$ sudo zfs clone mypool/projects@snap1 mypool/projects-clone</text:p>
                <text:h text:style-name="P10" text:outline-level="2"><text:bookmark text:name="line-293"/><text:bookmark text:name="line-294"/><text:bookmark text:name="line-295"/><text:bookmark text:name="ZFS_Send_and_Receive"/>ZFS Send and Receive</text:h>
                <text:p text:style-name="P3"><text:bookmark text:name="line-296"/><text:bookmark text:name="line-297"/>ZFS send sends a snapshot of a filesystem that can be streamed to a file or <text:bookmark text:name="line-298"/>to another machine. ZFS receive takes this stream and will write out the copy <text:bookmark text:name="line-299"/>of the snapshot back as a ZFS filesystem. This is great for backups or sending copies <text:bookmark text:name="line-300"/>over the network (e.g. using ssh) to copy a file system. <text:bookmark text:name="line-301"/><text:bookmark text:name="line-302"/></text:p>
                <text:p text:style-name="P3">For example, make a snapshot and save it to a file: <text:bookmark text:name="line-303"/><text:bookmark text:name="line-304"/></text:p>
                <text:p text:style-name="P14"><text:bookmark text:name="line-1-25"/><text:bookmark text:name="line-305"/><text:bookmark text:name="line-307"/><text:bookmark text:name="line-306"/>sudo zfs snapshot -r mypool/projects@snap2</text:p>
                <text:p text:style-name="P17"><text:bookmark text:name="line-2-8"/>sudo zfs send mypool/projects@snap2 &gt; ~/projects-snap.zfs</text:p>
                <text:p text:style-name="P3"><text:bookmark text:name="line-308"/><text:bookmark text:name="line-309"/>..and receive it back: <text:bookmark text:name="line-3101"/><text:bookmark text:name="line-311"/></text:p>
                <text:p text:style-name="P17"><text:bookmark text:name="line-312"/><text:bookmark text:name="line-313"/><text:bookmark text:name="line-1-26"/>sudo zfs receive -F mypool/projects-copy &lt; ~/projects-snap.zfs</text:p>
                <text:h text:style-name="P10" text:outline-level="2"><text:bookmark text:name="ZFS_Ditto_Blocks"/><text:bookmark text:name="line-314"/><text:bookmark text:name="line-315"/>ZFS Ditto Blocks</text:h>
                <text:p text:style-name="P3"><text:bookmark text:name="line-316"/><text:bookmark text:name="line-317"/>Ditto blocks create more redundant copies of data to copy, just for more <text:bookmark text:name="line-318"/>added redundancy. With a storage pool of just one device, ditto blocks are <text:bookmark text:name="line-319"/>spread across the device, trying to place the blocks at least 1/8 of the disk <text:bookmark text:name="line-320"/>apart. With multiple devices in a pool, ZFS tries to spread ditto blocks <text:bookmark text:name="line-321"/>across separate VDEVs. 1 to 3 copies can be can be set. For example, setting <text:bookmark text:name="line-322"/>3 copies on mypool/projects: <text:bookmark text:name="line-323"/><text:bookmark text:name="line-324"/></text:p>
                <text:p text:style-name="P17"><text:bookmark text:name="line-325"/><text:bookmark text:name="line-326"/><text:bookmark text:name="line-1-27"/><text:soft-page-break/>$ sudo zfs set copies=3 mypool/projects</text:p>
                <text:h text:style-name="P10" text:outline-level="2"><text:bookmark text:name="line-327"/><text:bookmark text:name="line-328"/><text:bookmark text:name="ZFS_Deduplication"/>ZFS Deduplication</text:h>
                <text:p text:style-name="P3"><text:bookmark text:name="line-329"/><text:bookmark text:name="line-330"/>ZFS dedup will discard blocks that are identical to existing blocks and will <text:bookmark text:name="line-331"/>instead use a reference to the existing block. This saves space on the device <text:bookmark text:name="line-332"/>but comes at a large cost to memory. The dedup in-memory table uses ~320 bytes <text:bookmark text:name="line-333"/>per block. The greater the table is in size, the slower write performance becomes. <text:bookmark text:name="line-334"/><text:bookmark text:name="line-335"/></text:p>
                <text:p text:style-name="P3">For example, enable dedup on mypool/projects, use: <text:bookmark text:name="line-336"/><text:bookmark text:name="line-337"/></text:p>
                <text:p text:style-name="P17"><text:bookmark text:name="line-338"/><text:bookmark text:name="line-339"/><text:bookmark text:name="line-1-28"/>$ sudo zfs set dedup=on mypool/projects</text:p>
                <text:p text:style-name="Text_20_body"><text:bookmark text:name="line-340"/><text:bookmark text:name="line-341"/><text:span text:style-name="T3">For more pros/cons of deduping, refer to </text:span><text:bookmark text:name="line-342"/><text:a xlink:type="simple" xlink:href="http://constantin.glez.de/blog/2011/07/zfs-dedupe-or-not-dedupe">http://constantin.glez.de/blog/2011/07/zfs-dedupe-or-not-dedupe</text:a><text:span text:style-name="T3">. Deduplication </text:span><text:bookmark text:name="line-343"/><text:span text:style-name="T3">is almost never worth the performance penalty. </text:span><text:bookmark text:name="line-344"/><text:bookmark text:name="line-345"/></text:p>
                <text:h text:style-name="P10" text:outline-level="2"><text:bookmark text:name="ZFS_Pool_Scrubbing"/>ZFS Pool Scrubbing</text:h>
                <text:p text:style-name="P3"><text:bookmark text:name="line-346"/><text:bookmark text:name="line-347"/>To initiate an explicit data integrity check on a pool one uses the zfs scrub command. For <text:bookmark text:name="line-348"/>example, to scrub pool 'mypool': <text:bookmark text:name="line-349"/><text:bookmark text:name="line-350"/></text:p>
                <text:p text:style-name="P17"><text:bookmark text:name="line-351"/><text:bookmark text:name="line-352"/><text:bookmark text:name="line-1-29"/>$ sudo zpool scrub mypool</text:p>
                <text:p text:style-name="P3"><text:bookmark text:name="line-353"/><text:bookmark text:name="line-354"/>one can check the status of the scrub using zpool status, for example: <text:bookmark text:name="line-355"/><text:bookmark text:name="line-356"/></text:p>
                <text:p text:style-name="P17"><text:bookmark text:name="line-357"/><text:bookmark text:name="line-358"/><text:bookmark text:name="line-1-30"/>$ sudo zpool status -v mypool</text:p>
                <text:h text:style-name="P10" text:outline-level="2"><text:bookmark text:name="line-359"/><text:bookmark text:name="line-360"/><text:bookmark text:name="line-361"/><text:bookmark text:name="Data_recovery.2C_a_simple_example"/>Data recovery, a simple example</text:h>
                <text:p text:style-name="P3"><text:bookmark text:name="line-362"/><text:bookmark text:name="line-363"/>Let's assume we have a 2 x 2 mirror'd zpool: <text:bookmark text:name="line-364"/><text:bookmark text:name="line-365"/></text:p>
                <text:p text:style-name="P14"><text:bookmark text:name="line-373"/><text:bookmark text:name="line-374"/><text:bookmark text:name="line-367"/><text:bookmark text:name="line-368"/><text:bookmark text:name="line-369"/><text:bookmark text:name="line-371"/><text:bookmark text:name="line-372"/><text:bookmark text:name="line-370"/><text:bookmark text:name="line-375"/><text:bookmark text:name="line-1-31"/><text:bookmark text:name="line-366"/><text:bookmark text:name="line-376"/><text:bookmark text:name="line-377"/><text:bookmark text:name="line-378"/><text:bookmark text:name="line-380"/><text:bookmark text:name="line-381"/><text:bookmark text:name="line-379"/>$ sudo zpool create mypool mirror /dev/sdc /dev/sdd mirror /dev/sde /dev/sdf -f</text:p>
                <text:p text:style-name="P14"><text:bookmark text:name="line-2-9"/>$ sudo zpool status</text:p>
                <text:p text:style-name="P13"><text:bookmark text:name="line-3-3"/><text:s text:c="2"/><text:span text:style-name="T1">pool: mypool</text:span></text:p>
                <text:p text:style-name="P13"><text:bookmark text:name="line-4-2"/><text:s/><text:span text:style-name="T1">state: ONLINE</text:span></text:p>
                <text:p text:style-name="P13"><text:bookmark text:name="line-5-2"/><text:soft-page-break/><text:s text:c="2"/><text:span text:style-name="T1">scan: none requested</text:span></text:p>
                <text:p text:style-name="P14"><text:bookmark text:name="line-6-2"/>config:</text:p>
                <text:p text:style-name="P13"><text:bookmark text:name="line-7-2"/></text:p>
                <text:p text:style-name="P13"><text:bookmark text:name="line-8-2"/><text:s text:c="8"/><text:span text:style-name="T1">NAME <text:s text:c="7"/>STATE <text:s text:c="4"/>READ WRITE CKSUM</text:span></text:p>
                <text:p text:style-name="P13"><text:bookmark text:name="line-9-2"/><text:s text:c="8"/><text:span text:style-name="T1">mypool <text:s text:c="5"/>ONLINE <text:s text:c="6"/>0 <text:s text:c="4"/>0 <text:s text:c="4"/>0</text:span></text:p>
                <text:p text:style-name="P13"><text:bookmark text:name="line-10-2"/><text:s text:c="10"/><text:span text:style-name="T1">mirror-0 <text:s/>ONLINE <text:s text:c="6"/>0 <text:s text:c="4"/>0 <text:s text:c="4"/>0</text:span></text:p>
                <text:p text:style-name="P13"><text:bookmark text:name="line-11-2"/><text:s text:c="12"/><text:span text:style-name="T1">sdc <text:s text:c="4"/>ONLINE <text:s text:c="6"/>0 <text:s text:c="4"/>0 <text:s text:c="4"/>0</text:span></text:p>
                <text:p text:style-name="P13"><text:bookmark text:name="line-12-1"/><text:s text:c="12"/><text:span text:style-name="T1">sdd <text:s text:c="4"/>ONLINE <text:s text:c="6"/>0 <text:s text:c="4"/>0 <text:s text:c="4"/>0</text:span></text:p>
                <text:p text:style-name="P13"><text:bookmark text:name="line-13-1"/><text:s text:c="10"/><text:span text:style-name="T1">mirror-1 <text:s/>ONLINE <text:s text:c="6"/>0 <text:s text:c="4"/>0 <text:s text:c="4"/>0</text:span></text:p>
                <text:p text:style-name="P13"><text:bookmark text:name="line-14-1"/><text:s text:c="12"/><text:span text:style-name="T1">sde <text:s text:c="4"/>ONLINE <text:s text:c="6"/>0 <text:s text:c="4"/>0 <text:s text:c="4"/>0</text:span></text:p>
                <text:p text:style-name="P16"><text:bookmark text:name="line-15-1"/><text:s text:c="12"/><text:span text:style-name="T1">sdf <text:s text:c="4"/>ONLINE <text:s text:c="6"/>0 <text:s text:c="4"/>0 <text:s text:c="4"/>0</text:span></text:p>
                <text:p text:style-name="P3"><text:bookmark text:name="line-382"/><text:bookmark text:name="line-383"/>Now populate it with some data and check sum the data: <text:bookmark text:name="line-384"/><text:bookmark text:name="line-385"/></text:p>
                <text:p text:style-name="P14"><text:bookmark text:name="line-386"/><text:bookmark text:name="line-387"/><text:bookmark text:name="line-388"/><text:bookmark text:name="line-389"/><text:bookmark text:name="line-1-32"/>$ dd if=/dev/urandom of=/mypool/random.dat bs=1M count=4096</text:p>
                <text:p text:style-name="P14"><text:bookmark text:name="line-2-10"/>$ md5sum /mypool/random.dat</text:p>
                <text:p text:style-name="P17"><text:bookmark text:name="line-3-4"/>f0ca5a6e2718b8c98c2e0fdabd83d943 <text:s/>/mypool/random.dat</text:p>
                <text:p text:style-name="P3"><text:bookmark text:name="line-390"/><text:bookmark text:name="line-391"/>Now we simulate catastrophic data loss by overwriting one of the <text:bookmark text:name="line-392"/>VDEV devices with zeros: <text:bookmark text:name="line-393"/><text:bookmark text:name="line-394"/></text:p>
                <text:p text:style-name="P17"><text:bookmark text:name="line-395"/><text:bookmark text:name="line-396"/><text:bookmark text:name="line-1-33"/>$ sudo dd if=/dev/zero of=/dev/sde bs=1M count=8192</text:p>
                <text:p text:style-name="P3"><text:bookmark text:name="line-397"/><text:bookmark text:name="line-398"/>And now initiate a scrub: <text:bookmark text:name="line-399"/><text:bookmark text:name="line-400"/></text:p>
                <text:p text:style-name="P17"><text:bookmark text:name="line-402"/><text:bookmark text:name="line-1-34"/><text:bookmark text:name="line-401"/>$ sudo zpool scrub mypool</text:p>
                <text:p text:style-name="P3"><text:bookmark text:name="line-403"/><text:bookmark text:name="line-404"/>And check the status: <text:bookmark text:name="line-405"/><text:bookmark text:name="line-406"/></text:p>
                <text:p text:style-name="P14"><text:bookmark text:name="line-418"/><text:bookmark text:name="line-407"/><text:bookmark text:name="line-408"/><text:bookmark text:name="line-409"/><text:bookmark text:name="line-4101"/><text:bookmark text:name="line-411"/><text:bookmark text:name="line-413"/><text:bookmark text:name="line-412"/><text:bookmark text:name="line-416"/><text:bookmark text:name="line-415"/><text:bookmark text:name="line-414"/><text:bookmark text:name="line-1-35"/><text:bookmark text:name="line-417"/><text:bookmark text:name="line-419"/><text:bookmark text:name="line-420"/><text:bookmark text:name="line-421"/><text:bookmark text:name="line-422"/><text:bookmark text:name="line-423"/><text:bookmark text:name="line-425"/><text:bookmark text:name="line-424"/><text:bookmark text:name="line-428"/><text:bookmark text:name="line-427"/><text:bookmark text:name="line-426"/>$ sudo zpool status</text:p>
                <text:p text:style-name="P13"><text:bookmark text:name="line-2-11"/><text:s text:c="2"/><text:span text:style-name="T1">pool: mypool</text:span></text:p>
                <text:p text:style-name="P13"><text:bookmark text:name="line-3-5"/><text:s/><text:span text:style-name="T1">state: ONLINE</text:span></text:p>
                <text:p text:style-name="P14"><text:bookmark text:name="line-4-3"/>status: One or more devices has experienced an unrecoverable error. <text:s/>An</text:p>
                <text:p text:style-name="P13"><text:bookmark text:name="line-5-3"/><text:s text:c="8"/><text:span text:style-name="T1">attempt was made to correct the error. <text:s/>Applications are unaffected.</text:span></text:p>
                <text:p text:style-name="P14"><text:bookmark text:name="line-6-3"/>action: Determine if the device needs to be replaced, and clear the errors</text:p>
                <text:p text:style-name="P13"><text:bookmark text:name="line-7-3"/><text:s text:c="8"/><text:span text:style-name="T1">using 'zpool clear' or replace the device with 'zpool replace'.</text:span></text:p>
                <text:p text:style-name="P13"><text:bookmark text:name="line-8-3"/><text:s text:c="3"/><text:span text:style-name="T1">see: http://zfsonlinux.org/msg/ZFS-8000-9P</text:span></text:p>
                <text:p text:style-name="P13"><text:bookmark text:name="line-9-3"/><text:s text:c="2"/><text:span text:style-name="T1">scan: scrub in progress since Tue May 12 17:34:53 2015</text:span></text:p>
                <text:p text:style-name="P13"><text:bookmark text:name="line-10-3"/><text:s text:c="4"/><text:span text:style-name="T1">244M scanned out of 1.91G at 61.0M/s, 0h0m to go</text:span></text:p>
                <text:p text:style-name="P13"><text:bookmark text:name="line-11-3"/><text:s text:c="4"/><text:span text:style-name="T1">115M repaired, 12.46% done</text:span></text:p>
                <text:p text:style-name="P14"><text:bookmark text:name="line-12-2"/>config:</text:p>
                <text:p text:style-name="P13"><text:bookmark text:name="line-13-2"/></text:p>
                <text:p text:style-name="P13"><text:bookmark text:name="line-14-2"/><text:soft-page-break/><text:s text:c="8"/><text:span text:style-name="T1">NAME <text:s text:c="7"/>STATE <text:s text:c="4"/>READ WRITE CKSUM</text:span></text:p>
                <text:p text:style-name="P13"><text:bookmark text:name="line-15-2"/><text:s text:c="8"/><text:span text:style-name="T1">mypool <text:s text:c="5"/>ONLINE <text:s text:c="6"/>0 <text:s text:c="4"/>0 <text:s text:c="4"/>0</text:span></text:p>
                <text:p text:style-name="P13"><text:bookmark text:name="line-16-1"/><text:s text:c="10"/><text:span text:style-name="T1">mirror-0 <text:s/>ONLINE <text:s text:c="6"/>0 <text:s text:c="4"/>0 <text:s text:c="4"/>0</text:span></text:p>
                <text:p text:style-name="P13"><text:bookmark text:name="line-1710"/><text:s text:c="12"/><text:span text:style-name="T1">sdc <text:s text:c="4"/>ONLINE <text:s text:c="6"/>0 <text:s text:c="4"/>0 <text:s text:c="4"/>0</text:span></text:p>
                <text:p text:style-name="P13"><text:bookmark text:name="line-1810"/><text:s text:c="12"/><text:span text:style-name="T1">sdd <text:s text:c="4"/>ONLINE <text:s text:c="6"/>0 <text:s text:c="4"/>0 <text:s text:c="4"/>0</text:span></text:p>
                <text:p text:style-name="P13"><text:bookmark text:name="line-1910"/><text:s text:c="10"/><text:span text:style-name="T1">mirror-1 <text:s/>ONLINE <text:s text:c="6"/>0 <text:s text:c="4"/>0 <text:s text:c="4"/>0</text:span></text:p>
                <text:p text:style-name="P13"><text:bookmark text:name="line-2010"/><text:s text:c="12"/><text:span text:style-name="T1">sde <text:s text:c="4"/>ONLINE <text:s text:c="6"/>0 <text:s text:c="4"/>0 <text:s text:c="2"/>948 <text:s/>(repairing)</text:span></text:p>
                <text:p text:style-name="P16"><text:bookmark text:name="line-2110"/><text:s text:c="12"/><text:span text:style-name="T1">sdf <text:s text:c="4"/>ONLINE <text:s text:c="6"/>0 <text:s text:c="4"/>0 <text:s text:c="4"/>0</text:span></text:p>
                <text:p text:style-name="P3"><text:bookmark text:name="line-429"/><text:bookmark text:name="line-430"/>...now let us remove the drive from the pool: <text:bookmark text:name="line-431"/><text:bookmark text:name="line-432"/></text:p>
                <text:p text:style-name="P17"><text:bookmark text:name="line-433"/><text:bookmark text:name="line-434"/><text:bookmark text:name="line-1-36"/>$ sudo zpool detach mypool /dev/sde</text:p>
                <text:p text:style-name="P3"><text:bookmark text:name="line-435"/><text:bookmark text:name="line-436"/>..hot swap it out and add a new one back: <text:bookmark text:name="line-437"/><text:bookmark text:name="line-438"/></text:p>
                <text:p text:style-name="P17"><text:bookmark text:name="line-439"/><text:bookmark text:name="line-440"/><text:bookmark text:name="line-1-37"/>$ sudo zpool attach mypool /dev/sdf /dev/sde <text:s/>-f</text:p>
                <text:p text:style-name="P3"><text:bookmark text:name="line-441"/><text:bookmark text:name="line-442"/>..and initiate a scrub to repair the 2 x 2 mirror: <text:bookmark text:name="line-443"/><text:bookmark text:name="line-444"/></text:p>
                <text:p text:style-name="P17"><text:bookmark text:name="line-445"/><text:bookmark text:name="line-446"/><text:bookmark text:name="line-1-38"/>$ sudo zpool scrub mypool</text:p>
                <text:h text:style-name="P10" text:outline-level="2"><text:bookmark text:name="line-447"/><text:bookmark text:name="line-448"/><text:bookmark text:name="ZFS_compression"/>ZFS compression</text:h>
                <text:p text:style-name="P3"><text:bookmark text:name="line-449"/><text:bookmark text:name="line-450"/>As mentioned earlier, one can compress data automatically with ZFS. With the speed of modern CPUs this is a useful option as reduced data size means less data to physically read and write and hence faster I/O. ZFS offers a comprehensive range of compression methods. The default is lz4 (a high performance replacement of lzjb) that offers faster compression/decompression to lzjb and slightly higher compression too. One can change the compression level, e.g. <text:bookmark text:name="line-451"/><text:bookmark text:name="line-452"/></text:p>
                <text:p text:style-name="P17"><text:bookmark text:name="line-453"/><text:bookmark text:name="line-454"/><text:bookmark text:name="line-1-39"/>sudo zfs set compression=gzip-9 mypool</text:p>
                <text:p text:style-name="P3"><text:bookmark text:name="line-455"/><text:bookmark text:name="line-456"/>or even the compression type: <text:bookmark text:name="line-457"/><text:bookmark text:name="line-458"/></text:p>
                <text:p text:style-name="P17"><text:bookmark text:name="line-459"/><text:bookmark text:name="line-460"/><text:bookmark text:name="line-1-40"/>sudo zfs set compression=lz4 mypool</text:p>
                <text:p text:style-name="P3"><text:bookmark text:name="line-461"/><text:bookmark text:name="line-462"/>and check on the compression level using: <text:bookmark text:name="line-463"/><text:bookmark text:name="line-464"/></text:p>
                <text:p text:style-name="P17"><text:bookmark text:name="line-465"/><text:bookmark text:name="line-466"/><text:bookmark text:name="line-1-41"/>sudo zfs get compressratio<text:bookmark text:name="line-467"/><text:bookmark text:name="line-468"/></text:p>
              </text:section>
            </text:section>
          </text:section>
        </text:section>
      </text:section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16:33.468779067</meta:creation-date>
    <dc:date>2016-11-03T15:22:54.094819675</dc:date>
    <meta:editing-duration>P0D</meta:editing-duration>
    <meta:editing-cycles>1</meta:editing-cycles>
    <meta:document-statistic meta:table-count="0" meta:image-count="0" meta:object-count="0" meta:page-count="11" meta:paragraph-count="199" meta:word-count="1955" meta:character-count="12093" meta:non-whitespace-character-count="9452"/>
    <meta:generator>LibreOffice/4.2.8.2$Linux_X86_64 LibreOffice_project/420m0$Build-2</meta:generator>
  </office:meta>
</office:document-meta>
</file>